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8_20-43-46_000.jpg</text:p>
          </table:table-cell>
          <table:table-cell table:style-name="ce27" office:value-type="string">
            <text:p>:m 保管場所 / what=石鹸、せっけん / location=西側の本棚：南側：一番上の段（天板）：ダンボール：右側,expire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保管場所 / what=石鹸、せっけん / location=西側の本棚：南側：一番上の段（天板）：ダンボール：右側,expire=~,other=~">
            <text:p>:m 保管場所 / what=石鹸、せっけん / location=西側の本棚：南側：一番上の段（天板）：ダンボール：右側,expire=~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8_20-47-07_000.jpg</text:p>
          </table:table-cell>
          <table:table-cell table:style-name="ce27" office:value-type="string">
            <text:p>:m 保管場所 / what=黒色の布（納骨の行事用）；安全ピン / location=西側のプラスチックの棚：北側：上から２段目,expire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保管場所 / what=黒色の布（納骨の行事用）；安全ピン / location=西側のプラスチックの棚：北側：上から２段目,expire=~,other=~">
            <text:p>:m 保管場所 / what=黒色の布（納骨の行事用）；安全ピン / location=西側のプラスチックの棚：北側：上から２段目,expire=~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8_21-43-4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09_03-12-14_000.jpg</text:p>
          </table:table-cell>
          <table:table-cell table:style-name="ce27" office:value-type="string">
            <text:p>:m :PHOTO 寝た時刻 / 2022 / オナニー、未了、duration=2時間ぐらい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 / オナニー、未了、duration=2時間ぐらい,other=~">
            <text:p>:m :PHOTO 寝た時刻 / 2022 / オナニー、未了、duration=2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2-09_10-48-4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09_10-48-5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09_11-03-06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09_13-33-51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2-09_17-24-41_000.jpg</text:p>
          </table:table-cell>
          <table:table-cell table:style-name="ce27" office:value-type="string">
            <text:p>:m RES 1*1 / free# JVEMV6 83#_55:1 / 83. chemistry / topics=グリーン化学,w=シアン化物,s=~,i=~,other=memo+:シアン化物を取り除く：費用の計算,next=~,doc=r-2-1~1.2:f-1.12#R.1-7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09_19-01-11_000.jpg</text:p>
          </table:table-cell>
          <table:table-cell table:style-name="ce27" office:value-type="string">
            <text:p>:m :篠笛,shinobue 1-4*5 / session-memo:session-1 / 1#1 / p.1-&lt;1&gt;:genre=melody:main;coda,key=h-4(Ef),session=hour-19,musescore=~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1-4*5 / session-memo:session-1 / 1#1 / p.1-&lt;1&gt;:genre=melody:main;coda,key=h-4(Ef),session=hour-19,musescore=~">
            <text:p>:m :篠笛,shinobue 1-4*5 / session-memo:session-1 / 1#1 / p.1-&lt;1&gt;:genre=melody:main;coda,key=h-4(Ef),session=hour-19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2022/12/10</text:date>, <text:time>11:2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0T11:26:51.10</dc:date>
    <dc:creator>iwabuchi ken</dc:creator>
    <meta:editing-duration>P51DT18H26M4S</meta:editing-duration>
    <meta:editing-cycles>16666</meta:editing-cycles>
    <meta:document-statistic meta:table-count="2" meta:cell-count="919" meta:object-count="0"/>
    <meta:user-defined meta:name="qrichtext">1</meta:user-defined>
  </office:meta>
</office:document-meta>
</file>